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text" style:name="a93e020">
      <style:text-properties xlink:href="http://www.sueddeutsche.d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href="http://www.sueddeutsche.de/"><text:span text:style-name="a93e020">h</text:span></text:a>ttp://www.sueddeutsche.de/</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Hyperlink" style:family="text" style:name="Hyperlink">
      <style:text-properties fo:color="#0080C0" style:text-underline-style="solid"/>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43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00</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